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76f85" officeooo:paragraph-rsid="00076f85"/>
    </style:style>
    <style:style style:name="P4" style:family="paragraph" style:parent-style-name="Text_20_body" style:list-style-name="L2">
      <style:text-properties officeooo:rsid="000c6136" officeooo:paragraph-rsid="000c6136"/>
    </style:style>
    <style:style style:name="T1" style:family="text">
      <style:text-properties fo:font-variant="small-caps"/>
    </style:style>
    <style:style style:name="T2" style:family="text">
      <style:text-properties officeooo:rsid="00038644"/>
    </style:style>
    <style:style style:name="T3" style:family="text">
      <style:text-properties officeooo:rsid="0007e96f"/>
    </style:style>
    <style:style style:name="T4" style:family="text">
      <style:text-properties officeooo:rsid="00093b81"/>
    </style:style>
    <style:style style:name="T5" style:family="text">
      <style:text-properties officeooo:rsid="000aef65"/>
    </style:style>
    <style:style style:name="T6" style:family="text">
      <style:text-properties officeooo:rsid="000bedee"/>
    </style:style>
    <style:style style:name="T7" style:family="text">
      <style:text-properties officeooo:rsid="000dea6c"/>
    </style:style>
    <style:style style:name="T8" style:family="text">
      <style:text-properties officeooo:rsid="000fadb2"/>
    </style:style>
    <style:style style:name="T9" style:family="text">
      <style:text-properties officeooo:rsid="0012246d"/>
    </style:style>
    <style:style style:name="T10" style:family="text">
      <style:text-properties officeooo:rsid="0015a1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5:1-19</text:h>
      <text:h text:style-name="Heading_20_2" text:outline-level="2"><text:bookmark text:name="en-GNT-2788"/>Cases Requiring Sin Offerings <text:span text:style-name="T2">(1-13)</text:span></text:h>
      <text:list xml:id="list1671791581" text:style-name="L1">
        <text:list-item>
          <text:p text:style-name="P1">Sin offerings are required in the following cases. If you are officially summoned to give evidence in court and do not give information about something you have seen or heard, you must suffer the consequences. If you unintentionally touch anything ritually unclean, such as a dead animal, you are unclean and guilty as soon as you realize what you have done. If you unintentionally touch anything of human origin that is unclean, whatever it may be, you are guilty as soon as you realize what you have done. If you make a careless vow, no matter what it is about, you are guilty as soon as you realize what you have done. When you are guilty, you must confess the sin, and as the penalty for your sin you must bring to the <text:span text:style-name="T1">Lord</text:span> a female sheep or goat as an offering. The priest shall offer the sacrifice for your sin. If you cannot afford a sheep or a goat, you shall bring to the <text:span text:style-name="T1">Lord</text:span> as the payment for your sin two doves or two pigeons, one for a sin offering and the other for a burnt offering. You shall bring them to the priest, who will first offer the bird for the sin offering. He will break its neck without pulling off its head and sprinkle some of its blood against the side of the altar. The rest of the blood will be drained out at the base of the altar. This is an offering to take away sin. <text:bookmark text:name="en-GNT-2797"/>Then he shall offer the second bird as a burnt offering, according to the regulations. In this way the priest shall offer the sacrifice for your sin, and you will be forgiven.<text:bookmark text:name="en-GNT-2798"/> If you cannot afford two doves or two pigeons, you shall bring two pounds of flour as a sin offering. You shall not put any olive oil or any incense on it, because it is a sin offering, not a grain offering. <text:bookmark text:name="en-GNT-2799"/>You shall bring it to the priest, who will take a handful of it as a token that it has all been offered to the <text:span text:style-name="T1">Lord</text:span>, and he will burn it on the altar as a food offering. It is an offering to take away sin. <text:bookmark text:name="en-GNT-2800"/>In this way the priest shall offer the sacrifice for your sin, and you will be forgiven. The rest of the flour belongs to the priest, just as in the case of a grain offering.</text:p>
        </text:list-item>
        <text:list-item>
          <text:p text:style-name="P3">We’re guilty of sin as soon as we realise what we’ve done and we need forgiveness, the forgiveness comes by confesing our sins and then offering the required penalty. <text:span text:style-name="T3">The Lord loves his people, as soon as you confess your sins and offer the penalty you’re forgiven. The Lord also makes it easy for everyone to receive forgiveness, if you can’t afford a sheep or goat you can bring two doves or pigeons and if you can’t afford them you bring two pounds of flour. </text:span><text:span text:style-name="T4">This was in the past, what do we do now for our sins? </text:span><text:span text:style-name="T5">We’ve to confess our sins, the blood of Jesus is our sacrifice hence we ought to have faith in him and then we repent from our sins. Is there anything else we need to do </text:span><text:span text:style-name="T6">to be forgiven of our sins?</text:span></text:p>
        </text:list-item>
      </text:list>
      <text:h text:style-name="Heading_20_2" text:outline-level="2"><text:bookmark text:name="en-GNT-2801"/>Repayment Offerings <text:span text:style-name="T2">(14-19)</text:span></text:h>
      <text:list xml:id="list610370220" text:style-name="L2">
        <text:list-item>
          <text:p text:style-name="P2">The <text:span text:style-name="T1">Lord</text:span> gave the following regulations to Moses. <text:bookmark text:name="en-GNT-2802"/>If any of you sin unintentionally by failing to hand over the payments that are sacred to the <text:span text:style-name="T1">Lord</text:span>, you shall bring as your repayment offering to the <text:span text:style-name="T1">Lord</text:span> a male sheep or goat without any defects. Its value is to be determined according to the official standard. <text:bookmark text:name="en-GNT-2803"/>You must make the payments you have failed to hand over and must pay an additional 20 percent. You shall give it to the priest, and the priest shall offer the animal as a sacrifice for your sin, and you will be forgiven.<text:bookmark text:name="en-GNT-2804"/> If any of you sin unintentionally by breaking any of the <text:span text:style-name="T1">Lord</text:span>'s commands, you are guilty and must <text:soft-page-break/>pay the penalty. <text:bookmark text:name="en-GNT-2805"/>You must bring to the priest as a repayment offering a male sheep or goat without any defects. Its value is to be determined according to the official standard. The priest shall offer the sacrifice for the sin which you committed unintentionally, and you will be forgiven. <text:bookmark text:name="en-GNT-2806"/>It is a repayment offering for the sin you committed against the <text:span text:style-name="T1">Lord</text:span>.</text:p>
        </text:list-item>
        <text:list-item>
          <text:p text:style-name="P4">Defecting to pay our dues to the Lord is a sin <text:span text:style-name="T7">and it also requies forgiveness and is punishable. Let’s pay our dues to the Lord, He has provided for all we have hence we should show that we’re grateful to him buy bring to him a small portion of all that he has blessed us with. </text:span><text:span text:style-name="T8">When one defects from their dues, they must come with </text:span><text:span text:style-name="T9">and animal offeing to be sacrificed for the sin,</text:span><text:span text:style-name="T8"> the payment </text:span><text:span text:style-name="T9">and</text:span><text:span text:style-name="T8"> an additional 20%. </text:span><text:span text:style-name="T10">All that was for the time of Moses, in this modern time do we do the same or there are new regulations as according to the new testament?</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04:57:19.744786432</meta:creation-date>
    <dc:date>2022-03-07T05:26:52.395245492</dc:date>
    <meta:editing-duration>PT29M26S</meta:editing-duration>
    <meta:editing-cycles>14</meta:editing-cycles>
    <meta:generator>LibreOffice/6.4.7.2$Linux_X86_64 LibreOffice_project/40$Build-2</meta:generator>
    <meta:document-statistic meta:table-count="0" meta:image-count="0" meta:object-count="0" meta:page-count="2" meta:paragraph-count="7" meta:word-count="849" meta:character-count="4413" meta:non-whitespace-character-count="3575"/>
  </office:meta>
</office:document-meta>
</file>